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LTA DEL PROYECTO:</text:p>
      <text:p text:style-name="Standard"/>
      <text:p text:style-name="P1">MAIN</text:p>
      <text:p text:style-name="Standard">-El método para logearse</text:p>
      <text:p text:style-name="Standard">-Todos los metodos <text:s/>del CRUD</text:p>
      <text:p text:style-name="Standard">-(Poner algo si se te ocurre más)</text:p>
      <text:p text:style-name="Standard"/>
      <text:p text:style-name="P1">CLASES BD</text:p>
      <text:p text:style-name="Standard">-CRUD de equipo, jugador, partido,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3T13:44:00.78</meta:creation-date>
    <meta:document-statistic meta:table-count="0" meta:image-count="0" meta:object-count="0" meta:page-count="1" meta:paragraph-count="7" meta:word-count="27" meta:character-count="152"/>
    <dc:date>2018-05-03T14:05:12.76</dc:date>
    <meta:editing-duration>PT6M1S</meta:editing-duration>
    <meta:editing-cycles>1</meta:editing-cycles>
    <meta:generator>OpenOffice/4.1.5$Win32 OpenOffice.org_project/415m1$Build-9789</meta:generator>
  </office:meta>
</office:document-meta>
</file>